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LV_5f_Metadaten" style:display-name="LV_Metadaten" style:family="table">
      <style:table-properties style:width="17cm" table:align="margins" style:shadow="none"/>
    </style:style>
    <style:style style:name="LV_5f_Metadaten.A" style:display-name="LV_Metadaten.A" style:family="table-column">
      <style:table-column-properties style:column-width="6.001cm" style:rel-column-width="3402*"/>
    </style:style>
    <style:style style:name="LV_5f_Metadaten.B" style:display-name="LV_Metadaten.B" style:family="table-column">
      <style:table-column-properties style:column-width="10.998cm" style:rel-column-width="6235*"/>
    </style:style>
    <style:style style:name="LV_5f_Metadaten.A1" style:display-name="LV_Metadaten.A1" style:family="table-cell">
      <style:table-cell-properties style:vertical-align="middle" fo:background-color="#dddddd" fo:padding-left="0.101cm" fo:padding-right="0.101cm" fo:padding-top="0.049cm" fo:padding-bottom="0.049cm" fo:border-left="1pt solid #ffffff" fo:border-right="none" fo:border-top="1pt solid #ffffff" fo:border-bottom="1pt solid #ffffff">
        <style:background-image/>
      </style:table-cell-properties>
    </style:style>
    <style:style style:name="LV_5f_Metadaten.B1" style:display-name="LV_Metadaten.B1" style:family="table-cell">
      <style:table-cell-properties style:vertical-align="middle" fo:background-color="#dddddd" fo:padding-left="0.101cm" fo:padding-right="0.101cm" fo:padding-top="0.049cm" fo:padding-bottom="0.049cm" fo:border="1pt solid #ffffff">
        <style:background-image/>
      </style:table-cell-properties>
    </style:style>
    <style:style style:name="LV_5f_Metadaten.A2" style:display-name="LV_Metadaten.A2" style:family="table-cell">
      <style:table-cell-properties style:vertical-align="middle" fo:background-color="#dddddd" fo:padding-left="0.101cm" fo:padding-right="0.101cm" fo:padding-top="0.049cm" fo:padding-bottom="0.049cm" fo:border-left="1pt solid #ffffff" fo:border-right="none" fo:border-top="none" fo:border-bottom="1pt solid #ffffff">
        <style:background-image/>
      </style:table-cell-properties>
    </style:style>
    <style:style style:name="LV_5f_Metadaten.B2" style:display-name="LV_Metadaten.B2" style:family="table-cell">
      <style:table-cell-properties style:vertical-align="middle" fo:background-color="#dddddd" fo:padding-left="0.101cm" fo:padding-right="0.101cm" fo:padding-top="0.049cm" fo:padding-bottom="0.049cm" fo:border-left="1pt solid #ffffff" fo:border-right="1pt solid #ffffff" fo:border-top="none" fo:border-bottom="1pt solid #ffffff">
        <style:background-image/>
      </style:table-cell-properties>
    </style:style>
    <style:style style:name="Tabelle1" style:family="table">
      <style:table-properties style:width="17cm" table:align="margins" style:shadow="none"/>
    </style:style>
    <style:style style:name="Tabelle1.A" style:family="table-column">
      <style:table-column-properties style:column-width="5.001cm" style:rel-column-width="2835*"/>
    </style:style>
    <style:style style:name="Tabelle1.B" style:family="table-column">
      <style:table-column-properties style:column-width="1cm" style:rel-column-width="567*"/>
    </style:style>
    <style:style style:name="Tabelle1.C" style:family="table-column">
      <style:table-column-properties style:column-width="11cm" style:rel-column-width="6236*"/>
    </style:style>
    <style:style style:name="Tabelle1.A1" style:family="table-cell">
      <style:table-cell-properties fo:padding-left="0.101cm" fo:padding-right="0.101cm" fo:padding-top="0.049cm" fo:padding-bottom="0.049cm" fo:border="none"/>
    </style:style>
    <style:style style:name="Tabelle2" style:family="table">
      <style:table-properties style:width="17cm" table:align="margins" style:shadow="none"/>
    </style:style>
    <style:style style:name="Tabelle2.A" style:family="table-column">
      <style:table-column-properties style:column-width="5.001cm" style:rel-column-width="2835*"/>
    </style:style>
    <style:style style:name="Tabelle2.B" style:family="table-column">
      <style:table-column-properties style:column-width="1cm" style:rel-column-width="567*"/>
    </style:style>
    <style:style style:name="Tabelle2.C" style:family="table-column">
      <style:table-column-properties style:column-width="11cm" style:rel-column-width="6236*"/>
    </style:style>
    <style:style style:name="Tabelle2.A1" style:family="table-cell">
      <style:table-cell-properties fo:padding-left="0.101cm" fo:padding-right="0.101cm" fo:padding-top="0.049cm" fo:padding-bottom="0.049cm" fo:border="none"/>
    </style:style>
    <style:style style:name="P1" style:family="paragraph" style:parent-style-name="Standard">
      <style:text-properties officeooo:rsid="000d8fb4" officeooo:paragraph-rsid="000d8fb4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weight="bold" officeooo:rsid="0011a467" officeooo:paragraph-rsid="0011a467" style:font-weight-asian="bold" style:font-weight-complex="bold"/>
    </style:style>
    <style:style style:name="P3" style:family="paragraph" style:parent-style-name="Standard">
      <style:text-properties style:font-name="Liberation Sans" fo:font-weight="bold" officeooo:rsid="000d8fb4" officeooo:paragraph-rsid="000d8fb4" style:font-weight-asian="bold" style:font-weight-complex="bold"/>
    </style:style>
    <style:style style:name="P4" style:family="paragraph" style:parent-style-name="Standard">
      <style:text-properties style:font-name="Liberation Sans" officeooo:rsid="000d8fb4" officeooo:paragraph-rsid="000d8fb4"/>
    </style:style>
    <style:style style:name="P5" style:family="paragraph" style:parent-style-name="Standard">
      <style:text-properties style:font-name="Liberation Sans" officeooo:rsid="000d8fb4" officeooo:paragraph-rsid="0010a702"/>
    </style:style>
    <style:style style:name="P6" style:family="paragraph" style:parent-style-name="Standard">
      <style:text-properties style:font-name="Liberation Sans" fo:font-size="10pt" officeooo:rsid="000d8fb4" officeooo:paragraph-rsid="000d8fb4" style:font-size-asian="10pt" style:font-size-complex="10pt"/>
    </style:style>
    <style:style style:name="P7" style:family="paragraph" style:parent-style-name="Standard">
      <style:text-properties style:font-name="Liberation Sans" officeooo:rsid="000fd0b9" officeooo:paragraph-rsid="000fd0b9"/>
    </style:style>
    <style:style style:name="P8" style:family="paragraph" style:parent-style-name="Standard">
      <style:text-properties style:font-name="Liberation Sans" officeooo:rsid="0010a702" officeooo:paragraph-rsid="0010a702"/>
    </style:style>
    <style:style style:name="P9" style:family="paragraph" style:parent-style-name="Standard">
      <loext:graphic-properties draw:fill="none" draw:fill-color="#dddddd" draw:fill-image-width="0cm" draw:fill-image-height="0cm"/>
      <style:paragraph-properties fo:margin-top="0.101cm" fo:margin-bottom="0.101cm" loext:contextual-spacing="false" fo:background-color="transparent" fo:padding="0.049cm" fo:border="0.06pt solid #999999" style:shadow="none"/>
      <style:text-properties style:font-name="Liberation Sans" officeooo:rsid="000d8fb4" officeooo:paragraph-rsid="000d8fb4"/>
    </style:style>
    <style:style style:name="P10" style:family="paragraph" style:parent-style-name="Standard">
      <style:paragraph-properties fo:margin-top="0.101cm" fo:margin-bottom="0.101cm" loext:contextual-spacing="false" fo:padding="0.049cm" fo:border="0.06pt solid #999999" style:shadow="none" style:join-border="false"/>
      <style:text-properties style:font-name="Liberation Sans" officeooo:rsid="000d8fb4" officeooo:paragraph-rsid="000d8fb4"/>
    </style:style>
    <style:style style:name="P11" style:family="paragraph" style:parent-style-name="Standard" style:master-page-name="">
      <loext:graphic-properties draw:fill="none" draw:fill-color="#dddddd" draw:fill-image-width="0cm" draw:fill-image-height="0cm"/>
      <style:paragraph-properties fo:margin-top="0.101cm" fo:margin-bottom="0.101cm" loext:contextual-spacing="false" style:page-number="auto" fo:background-color="transparent" fo:padding="0.049cm" fo:border="0.06pt solid #999999" style:shadow="none" style:join-border="false"/>
      <style:text-properties style:font-name="Liberation Sans" officeooo:rsid="000d8fb4" officeooo:paragraph-rsid="000d8fb4"/>
    </style:style>
    <style:style style:name="P12" style:family="paragraph">
      <style:text-properties fo:font-size="12pt"/>
    </style:style>
    <style:style style:name="T1" style:family="text">
      <style:text-properties officeooo:rsid="0011a467"/>
    </style:style>
    <style:style style:name="gr1" style:family="graphic">
      <style:graphic-properties draw:textarea-horizontal-align="justify" draw:textarea-vertical-align="middle" draw:auto-grow-height="false" fo:min-height="0.499cm" fo:min-width="7.999cm" style:run-through="background" style:wrap="run-through" style:number-wrapped-paragraphs="no-limit" style:vertical-pos="from-top" style:vertical-rel="paragraph" style:horizontal-pos="from-left" style:horizontal-rel="cha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V-Evaluierung</text:p>
      <text:p text:style-name="P4"/>
      <table:table table:name="LV_Metadaten" table:style-name="LV_5f_Metadaten">
        <table:table-column table:style-name="LV_5f_Metadaten.A"/>
        <table:table-column table:style-name="LV_5f_Metadaten.B"/>
        <table:table-row>
          <table:table-cell table:style-name="LV_5f_Metadaten.A1" office:value-type="string">
            <text:p text:style-name="P6">LV Bezeichnung </text:p>
          </table:table-cell>
          <table:table-cell table:style-name="LV_5f_Metadaten.B1" office:value-type="string">
            <text:p text:style-name="P6">Wirtschaft und Recht 1 (2795)</text:p>
          </table:table-cell>
        </table:table-row>
        <table:table-row>
          <table:table-cell table:style-name="LV_5f_Metadaten.A2" office:value-type="string">
            <text:p text:style-name="P6">LV LeiterIn </text:p>
          </table:table-cell>
          <table:table-cell table:style-name="LV_5f_Metadaten.B2" office:value-type="string">
            <text:p text:style-name="P6">Mag. Dr. Ulrike Neubauer</text:p>
          </table:table-cell>
        </table:table-row>
        <table:table-row>
          <table:table-cell table:style-name="LV_5f_Metadaten.A2" office:value-type="string">
            <text:p text:style-name="P6">Studiengang </text:p>
          </table:table-cell>
          <table:table-cell table:style-name="LV_5f_Metadaten.B2" office:value-type="string">
            <text:p text:style-name="P6">Bachelor Urbane Erneuerbare Energietechnologien</text:p>
          </table:table-cell>
        </table:table-row>
        <table:table-row>
          <table:table-cell table:style-name="LV_5f_Metadaten.A2" office:value-type="string">
            <text:p text:style-name="P6">Ausbildungssemester </text:p>
          </table:table-cell>
          <table:table-cell table:style-name="LV_5f_Metadaten.B2" office:value-type="string">
            <text:p text:style-name="P6">1</text:p>
          </table:table-cell>
        </table:table-row>
        <table:table-row>
          <table:table-cell table:style-name="LV_5f_Metadaten.A2" office:value-type="string">
            <text:p text:style-name="P6">Organisationsform </text:p>
          </table:table-cell>
          <table:table-cell table:style-name="LV_5f_Metadaten.B2" office:value-type="string">
            <text:p text:style-name="P6">VZ</text:p>
          </table:table-cell>
        </table:table-row>
        <table:table-row>
          <table:table-cell table:style-name="LV_5f_Metadaten.A2" office:value-type="string">
            <text:p text:style-name="P6">LV Typ </text:p>
          </table:table-cell>
          <table:table-cell table:style-name="LV_5f_Metadaten.B2" office:value-type="string">
            <text:p text:style-name="P6">VO</text:p>
          </table:table-cell>
        </table:table-row>
        <table:table-row>
          <table:table-cell table:style-name="LV_5f_Metadaten.A2" office:value-type="string">
            <text:p text:style-name="P6">ECTS </text:p>
          </table:table-cell>
          <table:table-cell table:style-name="LV_5f_Metadaten.B2" office:value-type="string">
            <text:p text:style-name="P6">3.00</text:p>
          </table:table-cell>
        </table:table-row>
        <table:table-row>
          <table:table-cell table:style-name="LV_5f_Metadaten.A2" office:value-type="string">
            <text:p text:style-name="P6">Sprache </text:p>
          </table:table-cell>
          <table:table-cell table:style-name="LV_5f_Metadaten.B2" office:value-type="string">
            <text:p text:style-name="P6">German</text:p>
          </table:table-cell>
        </table:table-row>
        <table:table-row>
          <table:table-cell table:style-name="LV_5f_Metadaten.A2" office:value-type="string">
            <text:p text:style-name="P6">Studiensemester </text:p>
          </table:table-cell>
          <table:table-cell table:style-name="LV_5f_Metadaten.B2" office:value-type="string">
            <text:p text:style-name="P6">WS2015</text:p>
          </table:table-cell>
        </table:table-row>
        <table:table-row>
          <table:table-cell table:style-name="LV_5f_Metadaten.A2" office:value-type="string">
            <text:p text:style-name="P6">Anzahl der Studierenden </text:p>
          </table:table-cell>
          <table:table-cell table:style-name="LV_5f_Metadaten.B2" office:value-type="string">
            <text:p text:style-name="P6">75 ( ausgegebene Codes: <text:span text:style-name="T1">80</text:span>)</text:p>
          </table:table-cell>
        </table:table-row>
        <table:table-row>
          <table:table-cell table:style-name="LV_5f_Metadaten.A2" office:value-type="string">
            <text:p text:style-name="P6">Abgeschlossen </text:p>
          </table:table-cell>
          <table:table-cell table:style-name="LV_5f_Metadaten.B2" office:value-type="string">
            <text:p text:style-name="P6">66 / 80 ( 82.50% )</text:p>
          </table:table-cell>
        </table:table-row>
        <table:table-row>
          <table:table-cell table:style-name="LV_5f_Metadaten.A2" office:value-type="string">
            <text:p text:style-name="P6">Durchschnittliche Dauer </text:p>
          </table:table-cell>
          <table:table-cell table:style-name="LV_5f_Metadaten.B2" office:value-type="string">
            <text:p text:style-name="P6">2:10</text:p>
          </table:table-cell>
        </table:table-row>
      </table:table>
      <text:p text:style-name="P4"/>
      <text:p text:style-name="P3">Über Lernergebnisse und Prüfungsmodalitäten wurde angemessen informiert.</text:p>
      <text:p text:style-name="P4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">stimme voll und ganz zu</text:p>
          </table:table-cell>
          <table:table-cell table:style-name="Tabelle1.A1" office:value-type="string">
            <text:p text:style-name="P4">1</text:p>
          </table:table-cell>
          <table:table-cell table:style-name="Tabelle1.A1" office:value-type="string">
            <text:p text:style-name="P4"><draw:custom-shape text:anchor-type="char" draw:z-index="0" draw:name="Form1" draw:style-name="gr1" draw:text-style-name="P12" svg:width="8cm" svg:height="0.5cm" svg:x="0cm" svg:y="0cm"><text:p/><draw:enhanced-geometry svg:viewBox="0 0 21600 21600" draw:type="rectangle" draw:enhanced-path="M 0 0 L 21600 0 21600 21600 0 21600 0 0 Z N"/></draw:custom-shape> 4</text:p>
          </table:table-cell>
        </table:table-row>
        <table:table-row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>2</text:p>
          </table:table-cell>
          <table:table-cell table:style-name="Tabelle1.A1" office:value-type="string">
            <text:p text:style-name="P4"><text:s/>20</text:p>
          </table:table-cell>
        </table:table-row>
        <table:table-row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>3</text:p>
          </table:table-cell>
          <table:table-cell table:style-name="Tabelle1.A1" office:value-type="string">
            <text:p text:style-name="P4"><text:s/>23</text:p>
          </table:table-cell>
        </table:table-row>
        <table:table-row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>4</text:p>
          </table:table-cell>
          <table:table-cell table:style-name="Tabelle1.A1" office:value-type="string">
            <text:p text:style-name="P4"><text:s/>12</text:p>
          </table:table-cell>
        </table:table-row>
        <table:table-row>
          <table:table-cell table:style-name="Tabelle1.A1" office:value-type="string">
            <text:p text:style-name="P4">lehne voll und ganz ab</text:p>
          </table:table-cell>
          <table:table-cell table:style-name="Tabelle1.A1" office:value-type="string">
            <text:p text:style-name="P4">5</text:p>
          </table:table-cell>
          <table:table-cell table:style-name="Tabelle1.A1" office:value-type="string">
            <text:p text:style-name="P4"><text:s/>6</text:p>
          </table:table-cell>
        </table:table-row>
        <table:table-row>
          <table:table-cell table:style-name="Tabelle1.A1" office:value-type="string">
            <text:p text:style-name="P4">keine Angabe</text:p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><text:s/>1</text:p>
          </table:table-cell>
        </table:table-row>
        <table:table-row>
          <table:table-cell table:style-name="Tabelle1.A1" office:value-type="string">
            <text:p text:style-name="P4">keine Auswahl</text:p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7"><text:s/>5</text:p>
          </table:table-cell>
        </table:table-row>
      </table:table>
      <text:p text:style-name="P4"><text:s/></text:p>
      <text:p text:style-name="P4">Durchschnittsbewertung: 2.94</text:p>
      <text:p text:style-name="P4"/>
      <text:p text:style-name="P3">Die Lehrveranstaltung ist klar und übersichtlich gegliedert.</text:p>
      <text:p text:style-name="P4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5">stimme voll und ganz zu</text:p>
          </table:table-cell>
          <table:table-cell table:style-name="Tabelle2.A1" office:value-type="string">
            <text:p text:style-name="P5">1</text:p>
          </table:table-cell>
          <table:table-cell table:style-name="Tabelle2.A1" office:value-type="string">
            <text:p text:style-name="P8">6</text:p>
          </table:table-cell>
        </table:table-row>
        <table:table-row>
          <table:table-cell table:style-name="Tabelle2.A1" office:value-type="string">
            <text:p text:style-name="P5"/>
          </table:table-cell>
          <table:table-cell table:style-name="Tabelle2.A1" office:value-type="string">
            <text:p text:style-name="P5">2</text:p>
          </table:table-cell>
          <table:table-cell table:style-name="Tabelle2.A1" office:value-type="string">
            <text:p text:style-name="P8">22</text:p>
          </table:table-cell>
        </table:table-row>
        <table:table-row>
          <table:table-cell table:style-name="Tabelle2.A1" office:value-type="string">
            <text:p text:style-name="P5"/>
          </table:table-cell>
          <table:table-cell table:style-name="Tabelle2.A1" office:value-type="string">
            <text:p text:style-name="P5">3</text:p>
          </table:table-cell>
          <table:table-cell table:style-name="Tabelle2.A1" office:value-type="string">
            <text:p text:style-name="P8">27</text:p>
          </table:table-cell>
        </table:table-row>
        <table:table-row>
          <table:table-cell table:style-name="Tabelle2.A1" office:value-type="string">
            <text:p text:style-name="P5"/>
          </table:table-cell>
          <table:table-cell table:style-name="Tabelle2.A1" office:value-type="string">
            <text:p text:style-name="P5">4</text:p>
          </table:table-cell>
          <table:table-cell table:style-name="Tabelle2.A1" office:value-type="string">
            <text:p text:style-name="P8">7</text:p>
          </table:table-cell>
        </table:table-row>
        <table:table-row>
          <table:table-cell table:style-name="Tabelle2.A1" office:value-type="string">
            <text:p text:style-name="P5">lehne voll und ganz ab</text:p>
          </table:table-cell>
          <table:table-cell table:style-name="Tabelle2.A1" office:value-type="string">
            <text:p text:style-name="P5">5</text:p>
          </table:table-cell>
          <table:table-cell table:style-name="Tabelle2.A1" office:value-type="string">
            <text:p text:style-name="P8">3</text:p>
          </table:table-cell>
        </table:table-row>
        <table:table-row>
          <table:table-cell table:style-name="Tabelle2.A1" office:value-type="string">
            <text:p text:style-name="P5">keine Angabe</text:p>
          </table:table-cell>
          <table:table-cell table:style-name="Tabelle2.A1" office:value-type="string">
            <text:p text:style-name="P5"/>
          </table:table-cell>
          <table:table-cell table:style-name="Tabelle2.A1" office:value-type="string">
            <text:p text:style-name="P5">1</text:p>
          </table:table-cell>
        </table:table-row>
        <table:table-row>
          <table:table-cell table:style-name="Tabelle2.A1" office:value-type="string">
            <text:p text:style-name="P5">keine Auswahl</text:p>
          </table:table-cell>
          <table:table-cell table:style-name="Tabelle2.A1" office:value-type="string">
            <text:p text:style-name="P5"/>
          </table:table-cell>
          <table:table-cell table:style-name="Tabelle2.A1" office:value-type="string">
            <text:p text:style-name="P8">2</text:p>
          </table:table-cell>
        </table:table-row>
      </table:table>
      <text:p text:style-name="P5"/>
      <text:p text:style-name="P4">Durchschnittsbewertung: 2.68</text:p>
      <text:p text:style-name="P4"/>
      <text:p text:style-name="P3">An der Lehrveranstaltung hat mir Folgendes besonders gut gefallen:</text:p>
      <text:p text:style-name="P4"/>
      <text:p text:style-name="P11">Konkrete Beispiele im Unterricht</text:p>
      <text:p text:style-name="P9">ab und zu spaßig</text:p>
      <text:p text:style-name="P4"/>
      <text:p text:style-name="P4"/>
      <text:p text:style-name="P4"/>
      <text:p text:style-name="P4"/>
      <text:p text:style-name="P3"><text:soft-page-break/>Für die Lehrveranstaltung möchte ich Folgendes anregen:</text:p>
      <text:p text:style-name="P4"/>
      <text:p text:style-name="P10">Bessere Prüfungsvorbereitung und genauere Informationen welche Unterlagen und welche Dinge Prüfungsrelevant ist.</text:p>
      <text:p text:style-name="P10">Bitte vermitteln Sie nicht das Gefühl, mitzuarbeiten wäre eine strafe, weil das tuen sie indem sie, sobald jemand sich zu wort meldet dieser sofort bei dem geringsten fehler zu beleidigen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1:33:47.799000000</meta:creation-date>
    <dc:date>2016-10-11T17:39:57.427000000</dc:date>
    <meta:editing-duration>PT14M52S</meta:editing-duration>
    <meta:editing-cycles>3</meta:editing-cycles>
    <meta:generator>LibreOffice/5.1.5.2$Windows_x86 LibreOffice_project/7a864d8825610a8c07cfc3bc01dd4fce6a9447e5</meta:generator>
    <meta:document-statistic meta:table-count="3" meta:image-count="0" meta:object-count="0" meta:page-count="2" meta:paragraph-count="68" meta:word-count="186" meta:character-count="1192" meta:non-whitespace-character-count="1053"/>
  </office:meta>
</office:document-meta>
</file>